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text-align="justify" style:justify-single-word="false" fo:break-before="auto" fo:break-after="auto" style:writing-mode="lr-tb"/>
    </style:style>
    <style:style style:name="P2" style:family="paragraph" style:parent-style-name="Standard" style:master-page-name="Standard">
      <style:paragraph-properties fo:line-height="115%" fo:text-align="justify" style:justify-single-word="false" style:page-number="auto" fo:break-before="auto" fo:break-after="auto"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ray Picture</text:p>
      <text:p text:style-name="P1">Jeśli twierdziłam, że szósty odcinek był bardzo dobry, to ten zasługuje na określenie fenomenalny. Twórcy podjęli się <text:s/>trudnego zadania stworzenia historii opartej na znanej chyba każdemu i wielokrotnie adaptowanej „Opowieści Wigilijnej”. I muszę przyznać, że udało się to w stu procentach. Otrzymaliśmy odcinek wprost przesycony klimatycznymi piosenkami, z ciekawą fabułą, a do tego wszystkie kucyki ubrane były w genialnie narysowane stroje, które doskonale pasowały do czasów opowieści. Morał był co prawda wszystkim dobrze znany, ale niestety nie każdy o nim pamięta, więc każde przypomnienie jest potrzebne. Nie widzę absolutnie żadnych wad tego odcinka.</text:p>
      <text:p text:style-name="P1">10/10</text:p>
      <text:p text:style-name="P1"/>
      <text:p text:style-name="P1">Gandzia</text:p>
      <text:p text:style-name="P1">Przyznam, że do tego odcinka podchodziłem z dużą dozą nieufności. „Opowieść Wigilijna” miała już tyle adaptacji, że zaczęła mi się powoli przejadać, zaś z drugiej strony twórcom ciężko byłoby z niej zrobić coś niestrawnego. Na szczęście dostałem coś, co było nie tylko strawne, ale i przyjemne w odbiorze. Rewelacyjny wręcz klimat był umiejętnie podtrzymywany przez piosenki, których było tyle, że całość przypominała musical. Dodatkowy plus za gościnny występ znanego skądinąd profesora Snape’a. W sumie jedyną wadą odcinka, jaką mogę sobie teraz przypomnieć, jest zbyt krótka piosenka Luny. Reasumując, to jeden z najlepszych odcinków tego sezonu.</text:p>
      <text:p text:style-name="P1"/>
      <text:p text:style-name="P1">Dolar84</text:p>
      <text:p text:style-name="P1">No i na taki odcinek czekałem! Pierwszy plus za formę musicalu – jestem fanem i z punktu mogę dzięki temu bezkarnie i bezczelnie zawyżać ocenę końcową. Do tego dodajemy adaptację „Opowieści Wigilinej” – tu się nie zgodzę z przedmówcami, bo mimo że tego rzeczywiście jest wszędzie pełno, to mi sie póki co ta klasyka nie znudziła. A teraz przejdźmy do najważniejszej rzeczy, czyli piosenek. Po pierwsze – ich poziom oscyluje pomiędzy dobrym (Pinkie) a absolutnie genialnym (Luna). Każdej słucha się przyjemnie a użyte melodie wpadają w ucho i kołaczą się po mózgoczaszce. Dodajmy do tego cameo profesora Snape’a i już w ogóle jest pięknie. Perełka, bezwzględnie polecam, 11/10!</text:p>
      <text:p text:style-name="P1"/>
      <text:p text:style-name="P1">Cahan</text:p>
      <text:p text:style-name="P1">Nie, nie i jeszcze raz nie! Na wstępie zaznaczę, że nie znoszę „Opowieści Wigilijnej”. Nie porwała mnie za pierwszym razem, nie porwała mnie książka ani żadna z adaptacji. A widziałam już ten motyw przemielony na wiele sposobów. W MLP został wykonany poprawnie i w zasadzie to tyle. Największym plusem odcinka są piosenki. Dobrze wypadają ta, która otwiera odcinek, „Say goodbay to the holiday” oraz „Luna’s Future”. Piosenki Pinkie oraz AJ opisałabym za to jako zbyt dziecinne. Kolejną zaletą odcinka są stroje postaci, które zostały ślicznie zaprojektowane. Fabuła jest za to uroczo naiwna i nudnawa.</text:p>
      <text:p text:style-name="P1"/>
      <text:p text:style-name="P1">Macter4</text:p>
      <text:p text:style-name="P1">Kolejny przykład, jaką kompresję fabuły potrafi wprowadzić musical. Twórcy, opowiadając tym razem o <text:s/>tradycyjnym Hearth's Warming Eve, postanowili wykorzystać „Opowieść Wigilijną”. Pomysł zacny z trzech powodów: klasyka zawsze przyjemnie się ogląda, cała sceneria to majstersztyk, było to wspaniałe lekarstwo po poprzednim odcinku. Siłą tego epizodu były piosenki. Większość z nich osadzona w świątecznych klimatach, ale ta śpiewana przez ducha przyszłych świąt była prawdziwym majstersztykiem. Może nie najlepszą sezonu, a przynajmniej liczę, że najlepsze przed nami, ale zdecydowanie była <text:soft-page-break/>taką, którą warto wyróżnić. Odcinek wyróżnił się zdecydowanie na plus. Poza tym twórcy chyba zaczynają mieć pomysł, czym zapełniać zamek Twilig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706cm" fo:margin-bottom="0.212cm" loext: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635cm" fo:margin-bottom="0.212cm" loext: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564cm" fo:margin-bottom="0.141cm" loext: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494cm" fo:margin-bottom="0.141cm" loext: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106cm" loext: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cm" fo:margin-bottom="0.564cm" loext: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2.2$Windows_x86 LibreOffice_project/d3bf12ecb743fc0d20e0be0c58ca359301eb705f</meta:generator>
    <dc:title/>
    <meta:initial-creator/>
    <meta:editing-cycles>2</meta:editing-cycles>
    <dc:date>2016-09-18T20:44:33.919000000</dc:date>
    <meta:editing-duration>PT5M47S</meta:editing-duration>
    <meta:document-statistic meta:table-count="0" meta:image-count="0" meta:object-count="0" meta:page-count="2" meta:paragraph-count="11" meta:word-count="493" meta:character-count="3366" meta:non-whitespace-character-count="2879"/>
  </office:meta>
</office:document-meta>
</file>